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0.9717in"/>
    </style:style>
    <style:style style:name="co4" style:family="table-column">
      <style:table-column-properties fo:break-before="auto" style:column-width="1.7783in"/>
    </style:style>
    <style:style style:name="co5" style:family="table-column">
      <style:table-column-properties fo:break-before="auto" style:column-width="1.337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37"/>
    <style:style style:name="ce3" style:family="table-cell" style:parent-style-name="Default" style:data-style-name="N40"/>
    <style:style style:name="ce4" style:family="table-cell" style:parent-style-name="Default" style:data-style-name="N107"/>
    <style:style style:name="ce5" style:family="table-cell" style:parent-style-name="Default" style:data-style-name="N43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Waypoint</text:p>
          </table:table-cell>
          <table:table-cell table:style-name="ce1" office:value-type="string">
            <text:p>LAT</text:p>
          </table:table-cell>
          <table:table-cell table:style-name="ce1" office:value-type="string">
            <text:p>LON</text:p>
          </table:table-cell>
          <table:table-cell table:style-name="ce1" office:value-type="string">
            <text:p>Habitat</text:p>
          </table:table-cell>
          <table:table-cell table:style-name="ce1" office:value-type="string">
            <text:p>Boundary</text:p>
          </table:table-cell>
          <table:table-cell table:style-name="ce1" office:value-type="string">
            <text:p>Boundary 2</text:p>
          </table:table-cell>
          <table:table-cell table:style-name="ce1" office:value-type="string">
            <text:p>Height Verbatim</text:p>
          </table:table-cell>
          <table:table-cell table:style-name="ce1" office:value-type="string">
            <text:p>Height Code</text:p>
          </table:table-cell>
          <table:table-cell table:style-name="ce1" office:value-type="string">
            <text:p>Canopy Level – Verbatim</text:p>
          </table:table-cell>
          <table:table-cell table:style-name="ce1" office:value-type="string">
            <text:p>Canopy Level Code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5H20M00S">
            <text:p>15:20</text:p>
          </table:table-cell>
          <table:table-cell office:value-type="float" office:value="274">
            <text:p>274</text:p>
          </table:table-cell>
          <table:table-cell office:value-type="float" office:value="9.115667">
            <text:p>9.115667</text:p>
          </table:table-cell>
          <table:table-cell office:value-type="float" office:value="-79.694072">
            <text:p>-79.69407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5H30M00S">
            <text:p>15:30</text:p>
          </table:table-cell>
          <table:table-cell office:value-type="float" office:value="275">
            <text:p>275</text:p>
          </table:table-cell>
          <table:table-cell office:value-type="float" office:value="9.116111">
            <text:p>9.116111</text:p>
          </table:table-cell>
          <table:table-cell office:value-type="float" office:value="-79.693791">
            <text:p>-79.693791</text:p>
          </table:table-cell>
          <table:table-cell office:value-type="string">
            <text:p>Forest Patch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5H40M00S">
            <text:p>15:40</text:p>
          </table:table-cell>
          <table:table-cell office:value-type="float" office:value="276">
            <text:p>276</text:p>
          </table:table-cell>
          <table:table-cell office:value-type="float" office:value="9.116348">
            <text:p>9.116348</text:p>
          </table:table-cell>
          <table:table-cell office:value-type="float" office:value="-79.693707">
            <text:p>-79.693707</text:p>
          </table:table-cell>
          <table:table-cell office:value-type="string">
            <text:p>Forest Patch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5H50M00S">
            <text:p>15:50</text:p>
          </table:table-cell>
          <table:table-cell office:value-type="float" office:value="277">
            <text:p>277</text:p>
          </table:table-cell>
          <table:table-cell office:value-type="float" office:value="9.116345">
            <text:p>9.116345</text:p>
          </table:table-cell>
          <table:table-cell office:value-type="float" office:value="-79.693692">
            <text:p>-79.693692</text:p>
          </table:table-cell>
          <table:table-cell office:value-type="string">
            <text:p>Forest Patch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6H00M00S">
            <text:p>16:00</text:p>
          </table:table-cell>
          <table:table-cell office:value-type="float" office:value="278">
            <text:p>278</text:p>
          </table:table-cell>
          <table:table-cell office:value-type="float" office:value="9.116692">
            <text:p>9.116692</text:p>
          </table:table-cell>
          <table:table-cell office:value-type="float" office:value="-79.693362">
            <text:p>-79.693362</text:p>
          </table:table-cell>
          <table:table-cell office:value-type="string">
            <text:p>Forest Patch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6H10M00S">
            <text:p>16:10</text:p>
          </table:table-cell>
          <table:table-cell office:value-type="float" office:value="279">
            <text:p>279</text:p>
          </table:table-cell>
          <table:table-cell office:value-type="float" office:value="9.11695">
            <text:p>9.116950</text:p>
          </table:table-cell>
          <table:table-cell office:value-type="float" office:value="-79.693213">
            <text:p>-79.693213</text:p>
          </table:table-cell>
          <table:table-cell office:value-type="string">
            <text:p>Forest Patch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6H20M00S">
            <text:p>16:20</text:p>
          </table:table-cell>
          <table:table-cell office:value-type="float" office:value="280">
            <text:p>280</text:p>
          </table:table-cell>
          <table:table-cell office:value-type="float" office:value="9.117408">
            <text:p>9.117408</text:p>
          </table:table-cell>
          <table:table-cell office:value-type="float" office:value="-79.693557">
            <text:p>-79.693557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09H36M00S">
            <text:p>09:36</text:p>
          </table:table-cell>
          <table:table-cell office:value-type="float" office:value="281">
            <text:p>281</text:p>
          </table:table-cell>
          <table:table-cell office:value-type="float" office:value="9.119663">
            <text:p>9.119663</text:p>
          </table:table-cell>
          <table:table-cell office:value-type="float" office:value="-79.694866">
            <text:p>-79.694866</text:p>
          </table:table-cell>
          <table:table-cell table:style-name="ce5"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0H24M00S">
            <text:p>10:24</text:p>
          </table:table-cell>
          <table:table-cell office:value-type="float" office:value="282">
            <text:p>282</text:p>
          </table:table-cell>
          <table:table-cell office:value-type="float" office:value="9.119657">
            <text:p>9.119657</text:p>
          </table:table-cell>
          <table:table-cell office:value-type="float" office:value="-79.694495">
            <text:p>-79.694495</text:p>
          </table:table-cell>
          <table:table-cell table:style-name="ce5"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0H34M00S">
            <text:p>10:34</text:p>
          </table:table-cell>
          <table:table-cell office:value-type="float" office:value="283">
            <text:p>283</text:p>
          </table:table-cell>
          <table:table-cell office:value-type="float" office:value="9.119898">
            <text:p>9.119898</text:p>
          </table:table-cell>
          <table:table-cell office:value-type="float" office:value="-79.694416">
            <text:p>-79.694416</text:p>
          </table:table-cell>
          <table:table-cell table:style-name="ce5"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0H44M00S">
            <text:p>10:44</text:p>
          </table:table-cell>
          <table:table-cell office:value-type="float" office:value="284">
            <text:p>284</text:p>
          </table:table-cell>
          <table:table-cell office:value-type="float" office:value="9.120129">
            <text:p>9.120129</text:p>
          </table:table-cell>
          <table:table-cell office:value-type="float" office:value="-79.694488">
            <text:p>-79.694488</text:p>
          </table:table-cell>
          <table:table-cell table:style-name="ce5"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0H54M00S">
            <text:p>10:54</text:p>
          </table:table-cell>
          <table:table-cell office:value-type="float" office:value="285">
            <text:p>285</text:p>
          </table:table-cell>
          <table:table-cell office:value-type="float" office:value="9.119782">
            <text:p>9.119782</text:p>
          </table:table-cell>
          <table:table-cell office:value-type="float" office:value="-79.694858">
            <text:p>-79.694858</text:p>
          </table:table-cell>
          <table:table-cell table:style-name="ce5"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1H04M00S">
            <text:p>11:04</text:p>
          </table:table-cell>
          <table:table-cell office:value-type="float" office:value="286">
            <text:p>286</text:p>
          </table:table-cell>
          <table:table-cell office:value-type="float" office:value="9.119532">
            <text:p>9.119532</text:p>
          </table:table-cell>
          <table:table-cell office:value-type="float" office:value="-79.694706">
            <text:p>-79.694706</text:p>
          </table:table-cell>
          <table:table-cell table:style-name="ce5"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1H14M00S">
            <text:p>11:14</text:p>
          </table:table-cell>
          <table:table-cell office:value-type="float" office:value="287">
            <text:p>287</text:p>
          </table:table-cell>
          <table:table-cell office:value-type="float" office:value="9.119598">
            <text:p>9.119598</text:p>
          </table:table-cell>
          <table:table-cell office:value-type="float" office:value="-79.695074">
            <text:p>-79.695074</text:p>
          </table:table-cell>
          <table:table-cell table:style-name="ce5"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1H24M00S">
            <text:p>11:24</text:p>
          </table:table-cell>
          <table:table-cell office:value-type="float" office:value="288">
            <text:p>288</text:p>
          </table:table-cell>
          <table:table-cell office:value-type="float" office:value="9.119474">
            <text:p>9.119474</text:p>
          </table:table-cell>
          <table:table-cell office:value-type="float" office:value="-79.695226">
            <text:p>-79.695226</text:p>
          </table:table-cell>
          <table:table-cell table:style-name="ce5"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1H34M00S">
            <text:p>11:34</text:p>
          </table:table-cell>
          <table:table-cell office:value-type="float" office:value="289">
            <text:p>289</text:p>
          </table:table-cell>
          <table:table-cell office:value-type="float" office:value="9.119443">
            <text:p>9.119443</text:p>
          </table:table-cell>
          <table:table-cell office:value-type="float" office:value="-79.695179">
            <text:p>-79.695179</text:p>
          </table:table-cell>
          <table:table-cell table:style-name="ce5"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1H44M00S">
            <text:p>11:44</text:p>
          </table:table-cell>
          <table:table-cell office:value-type="float" office:value="290">
            <text:p>290</text:p>
          </table:table-cell>
          <table:table-cell office:value-type="float" office:value="9.118986">
            <text:p>9.118986</text:p>
          </table:table-cell>
          <table:table-cell office:value-type="float" office:value="-79.695168">
            <text:p>-79.695168</text:p>
          </table:table-cell>
          <table:table-cell table:style-name="ce5"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1H54M00S">
            <text:p>11:54</text:p>
          </table:table-cell>
          <table:table-cell office:value-type="float" office:value="291">
            <text:p>291</text:p>
          </table:table-cell>
          <table:table-cell office:value-type="float" office:value="9.118716">
            <text:p>9.118716</text:p>
          </table:table-cell>
          <table:table-cell office:value-type="float" office:value="-79.695045">
            <text:p>-79.695045</text:p>
          </table:table-cell>
          <table:table-cell table:style-name="ce5"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2H04M00S">
            <text:p>12:04</text:p>
          </table:table-cell>
          <table:table-cell office:value-type="float" office:value="292">
            <text:p>292</text:p>
          </table:table-cell>
          <table:table-cell office:value-type="float" office:value="9.118691">
            <text:p>9.118691</text:p>
          </table:table-cell>
          <table:table-cell office:value-type="float" office:value="-79.694986">
            <text:p>-79.694986</text:p>
          </table:table-cell>
          <table:table-cell table:style-name="ce5"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2H14M00S">
            <text:p>12:14</text:p>
          </table:table-cell>
          <table:table-cell office:value-type="float" office:value="293">
            <text:p>293</text:p>
          </table:table-cell>
          <table:table-cell office:value-type="float" office:value="9.118566">
            <text:p>9.118566</text:p>
          </table:table-cell>
          <table:table-cell office:value-type="float" office:value="-79.694729">
            <text:p>-79.694729</text:p>
          </table:table-cell>
          <table:table-cell table:style-name="ce5"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2H26M00S">
            <text:p>12:26</text:p>
          </table:table-cell>
          <table:table-cell office:value-type="float" office:value="294">
            <text:p>294</text:p>
          </table:table-cell>
          <table:table-cell office:value-type="float" office:value="9.11807">
            <text:p>9.118070</text:p>
          </table:table-cell>
          <table:table-cell office:value-type="float" office:value="-79.694659">
            <text:p>-79.694659</text:p>
          </table:table-cell>
          <table:table-cell table:style-name="ce5" office:value-type="string">
            <text:p>Backyard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2H36M00S">
            <text:p>12:36</text:p>
          </table:table-cell>
          <table:table-cell office:value-type="float" office:value="295">
            <text:p>295</text:p>
          </table:table-cell>
          <table:table-cell office:value-type="float" office:value="9.117952">
            <text:p>9.117952</text:p>
          </table:table-cell>
          <table:table-cell office:value-type="float" office:value="-79.69459">
            <text:p>-79.694590</text:p>
          </table:table-cell>
          <table:table-cell table:style-name="ce5"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3H22M00S">
            <text:p>13:22</text:p>
          </table:table-cell>
          <table:table-cell office:value-type="float" office:value="296">
            <text:p>296</text:p>
          </table:table-cell>
          <table:table-cell office:value-type="float" office:value="9.116309">
            <text:p>9.116309</text:p>
          </table:table-cell>
          <table:table-cell office:value-type="float" office:value="-79.695291">
            <text:p>-79.695291</text:p>
          </table:table-cell>
          <table:table-cell table:style-name="ce5"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3H32M00S">
            <text:p>13:32</text:p>
          </table:table-cell>
          <table:table-cell office:value-type="float" office:value="297">
            <text:p>297</text:p>
          </table:table-cell>
          <table:table-cell office:value-type="float" office:value="9.116449">
            <text:p>9.116449</text:p>
          </table:table-cell>
          <table:table-cell office:value-type="float" office:value="-79.695051">
            <text:p>-79.695051</text:p>
          </table:table-cell>
          <table:table-cell table:style-name="ce5"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3H42M00S">
            <text:p>13:42</text:p>
          </table:table-cell>
          <table:table-cell office:value-type="float" office:value="298">
            <text:p>298</text:p>
          </table:table-cell>
          <table:table-cell office:value-type="float" office:value="9.116368">
            <text:p>9.116368</text:p>
          </table:table-cell>
          <table:table-cell office:value-type="float" office:value="-79.69515">
            <text:p>-79.695150</text:p>
          </table:table-cell>
          <table:table-cell table:style-name="ce5"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office:value-type="time" office:time-value="PT13H52M00S">
            <text:p>13:52</text:p>
          </table:table-cell>
          <table:table-cell office:value-type="float" office:value="299">
            <text:p>299</text:p>
          </table:table-cell>
          <table:table-cell office:value-type="float" office:value="9.116358">
            <text:p>9.116358</text:p>
          </table:table-cell>
          <table:table-cell office:value-type="float" office:value="-79.695097">
            <text:p>-79.695097</text:p>
          </table:table-cell>
          <table:table-cell table:style-name="ce5"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09H03M00S">
            <text:p>09:03</text:p>
          </table:table-cell>
          <table:table-cell office:value-type="float" office:value="68">
            <text:p>68</text:p>
          </table:table-cell>
          <table:table-cell office:value-type="float" office:value="9.118657">
            <text:p>9.118657</text:p>
          </table:table-cell>
          <table:table-cell office:value-type="float" office:value="-79.695126">
            <text:p>-79.69512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09H13M00S">
            <text:p>09:13</text:p>
          </table:table-cell>
          <table:table-cell office:value-type="float" office:value="69">
            <text:p>69</text:p>
          </table:table-cell>
          <table:table-cell office:value-type="float" office:value="9.118611">
            <text:p>9.118611</text:p>
          </table:table-cell>
          <table:table-cell office:value-type="float" office:value="-79.695274">
            <text:p>-79.69527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09H23M00S">
            <text:p>09:23</text:p>
          </table:table-cell>
          <table:table-cell office:value-type="float" office:value="70">
            <text:p>70</text:p>
          </table:table-cell>
          <table:table-cell office:value-type="float" office:value="9.118826">
            <text:p>9.118826</text:p>
          </table:table-cell>
          <table:table-cell office:value-type="float" office:value="-79.694912">
            <text:p>-79.69491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09H33M00S">
            <text:p>09:33</text:p>
          </table:table-cell>
          <table:table-cell office:value-type="float" office:value="71">
            <text:p>71</text:p>
          </table:table-cell>
          <table:table-cell office:value-type="float" office:value="9.118539">
            <text:p>9.118539</text:p>
          </table:table-cell>
          <table:table-cell office:value-type="float" office:value="-79.694911">
            <text:p>-79.69491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09H43M00S">
            <text:p>09:43</text:p>
          </table:table-cell>
          <table:table-cell office:value-type="float" office:value="72">
            <text:p>72</text:p>
          </table:table-cell>
          <table:table-cell office:value-type="float" office:value="9.118281">
            <text:p>9.118281</text:p>
          </table:table-cell>
          <table:table-cell office:value-type="float" office:value="-79.694778">
            <text:p>-79.69477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09H53M00S">
            <text:p>09:53</text:p>
          </table:table-cell>
          <table:table-cell office:value-type="float" office:value="73">
            <text:p>73</text:p>
          </table:table-cell>
          <table:table-cell office:value-type="float" office:value="9.118243">
            <text:p>9.118243</text:p>
          </table:table-cell>
          <table:table-cell office:value-type="float" office:value="-79.694812">
            <text:p>-79.694812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10H03M00S">
            <text:p>10:03</text:p>
          </table:table-cell>
          <table:table-cell office:value-type="float" office:value="74">
            <text:p>74</text:p>
          </table:table-cell>
          <table:table-cell office:value-type="float" office:value="9.118204">
            <text:p>9.118204</text:p>
          </table:table-cell>
          <table:table-cell office:value-type="float" office:value="-79.694834">
            <text:p>-79.694834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10H13M00S">
            <text:p>10:13</text:p>
          </table:table-cell>
          <table:table-cell office:value-type="float" office:value="75">
            <text:p>75</text:p>
          </table:table-cell>
          <table:table-cell office:value-type="float" office:value="9.117897">
            <text:p>9.117897</text:p>
          </table:table-cell>
          <table:table-cell office:value-type="float" office:value="-79.69491">
            <text:p>-79.694910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10H43M00S">
            <text:p>10:43</text:p>
          </table:table-cell>
          <table:table-cell office:value-type="float" office:value="76">
            <text:p>76</text:p>
          </table:table-cell>
          <table:table-cell office:value-type="float" office:value="9.117117">
            <text:p>9.117117</text:p>
          </table:table-cell>
          <table:table-cell office:value-type="float" office:value="-79.695195">
            <text:p>-79.69519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10H53M00S">
            <text:p>10:53</text:p>
          </table:table-cell>
          <table:table-cell office:value-type="float" office:value="77">
            <text:p>77</text:p>
          </table:table-cell>
          <table:table-cell office:value-type="float" office:value="9.116915">
            <text:p>9.116915</text:p>
          </table:table-cell>
          <table:table-cell office:value-type="float" office:value="-79.695222">
            <text:p>-79.69522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11H03M00S">
            <text:p>11:03</text:p>
          </table:table-cell>
          <table:table-cell office:value-type="float" office:value="78">
            <text:p>78</text:p>
          </table:table-cell>
          <table:table-cell office:value-type="float" office:value="9.116739">
            <text:p>9.116739</text:p>
          </table:table-cell>
          <table:table-cell office:value-type="float" office:value="-79.695303">
            <text:p>-79.6953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11H13M00S">
            <text:p>11:13</text:p>
          </table:table-cell>
          <table:table-cell office:value-type="float" office:value="79">
            <text:p>79</text:p>
          </table:table-cell>
          <table:table-cell office:value-type="float" office:value="9.116664">
            <text:p>9.116664</text:p>
          </table:table-cell>
          <table:table-cell office:value-type="float" office:value="-79.695322">
            <text:p>-79.69532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11H23M00S">
            <text:p>11:23</text:p>
          </table:table-cell>
          <table:table-cell office:value-type="float" office:value="80">
            <text:p>80</text:p>
          </table:table-cell>
          <table:table-cell office:value-type="float" office:value="9.11631">
            <text:p>9.116310</text:p>
          </table:table-cell>
          <table:table-cell office:value-type="float" office:value="-79.695214">
            <text:p>-79.695214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11H53M00S">
            <text:p>11:53</text:p>
          </table:table-cell>
          <table:table-cell office:value-type="float" office:value="81">
            <text:p>81</text:p>
          </table:table-cell>
          <table:table-cell office:value-type="float" office:value="9.116372">
            <text:p>9.116372</text:p>
          </table:table-cell>
          <table:table-cell office:value-type="float" office:value="-79.695166">
            <text:p>-79.695166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12H03M00S">
            <text:p>12:03</text:p>
          </table:table-cell>
          <table:table-cell office:value-type="float" office:value="82">
            <text:p>82</text:p>
          </table:table-cell>
          <table:table-cell office:value-type="float" office:value="9.116361">
            <text:p>9.116361</text:p>
          </table:table-cell>
          <table:table-cell office:value-type="float" office:value="-79.695122">
            <text:p>-79.695122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12H13M00S">
            <text:p>12:13</text:p>
          </table:table-cell>
          <table:table-cell office:value-type="float" office:value="83">
            <text:p>83</text:p>
          </table:table-cell>
          <table:table-cell office:value-type="float" office:value="9.116338">
            <text:p>9.116338</text:p>
          </table:table-cell>
          <table:table-cell office:value-type="float" office:value="-79.695191">
            <text:p>-79.695191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12H23M00S">
            <text:p>12:23</text:p>
          </table:table-cell>
          <table:table-cell office:value-type="float" office:value="84">
            <text:p>84</text:p>
          </table:table-cell>
          <table:table-cell office:value-type="float" office:value="9.116443">
            <text:p>9.116443</text:p>
          </table:table-cell>
          <table:table-cell office:value-type="float" office:value="-79.69513">
            <text:p>-79.69513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12H33M00S">
            <text:p>12:33</text:p>
          </table:table-cell>
          <table:table-cell office:value-type="float" office:value="85">
            <text:p>85</text:p>
          </table:table-cell>
          <table:table-cell office:value-type="float" office:value="9.116475">
            <text:p>9.116475</text:p>
          </table:table-cell>
          <table:table-cell office:value-type="float" office:value="-79.695009">
            <text:p>-79.69500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12H43M00S">
            <text:p>12:43</text:p>
          </table:table-cell>
          <table:table-cell office:value-type="float" office:value="86">
            <text:p>86</text:p>
          </table:table-cell>
          <table:table-cell office:value-type="float" office:value="9.116525">
            <text:p>9.116525</text:p>
          </table:table-cell>
          <table:table-cell office:value-type="float" office:value="-79.695171">
            <text:p>-79.69517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office:value-type="time" office:time-value="PT12H53M00S">
            <text:p>12:53</text:p>
          </table:table-cell>
          <table:table-cell office:value-type="float" office:value="87">
            <text:p>87</text:p>
          </table:table-cell>
          <table:table-cell office:value-type="float" office:value="9.116663">
            <text:p>9.116663</text:p>
          </table:table-cell>
          <table:table-cell office:value-type="float" office:value="-79.695205">
            <text:p>-79.6952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09H45M00S">
            <text:p>09:45</text:p>
          </table:table-cell>
          <table:table-cell office:value-type="float" office:value="88">
            <text:p>88</text:p>
          </table:table-cell>
          <table:table-cell office:value-type="float" office:value="9.117478">
            <text:p>9.117478</text:p>
          </table:table-cell>
          <table:table-cell office:value-type="float" office:value="-79.69527">
            <text:p>-79.69527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09H55M00S">
            <text:p>09:55</text:p>
          </table:table-cell>
          <table:table-cell office:value-type="float" office:value="89">
            <text:p>89</text:p>
          </table:table-cell>
          <table:table-cell office:value-type="float" office:value="9.117423">
            <text:p>9.117423</text:p>
          </table:table-cell>
          <table:table-cell office:value-type="float" office:value="-79.695262">
            <text:p>-79.69526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0H05M00S">
            <text:p>10:05</text:p>
          </table:table-cell>
          <table:table-cell office:value-type="float" office:value="90">
            <text:p>90</text:p>
          </table:table-cell>
          <table:table-cell office:value-type="float" office:value="9.117465">
            <text:p>9.117465</text:p>
          </table:table-cell>
          <table:table-cell office:value-type="float" office:value="-79.695226">
            <text:p>-79.69522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0H15M00S">
            <text:p>10:15</text:p>
          </table:table-cell>
          <table:table-cell office:value-type="float" office:value="91">
            <text:p>91</text:p>
          </table:table-cell>
          <table:table-cell office:value-type="float" office:value="9.117448">
            <text:p>9.117448</text:p>
          </table:table-cell>
          <table:table-cell office:value-type="float" office:value="-79.695364">
            <text:p>-79.69536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0H25M00S">
            <text:p>10:25</text:p>
          </table:table-cell>
          <table:table-cell office:value-type="float" office:value="92">
            <text:p>92</text:p>
          </table:table-cell>
          <table:table-cell office:value-type="float" office:value="9.117655">
            <text:p>9.117655</text:p>
          </table:table-cell>
          <table:table-cell office:value-type="float" office:value="-79.695203">
            <text:p>-79.6952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1H15M00S">
            <text:p>11:15</text:p>
          </table:table-cell>
          <table:table-cell office:value-type="float" office:value="93">
            <text:p>93</text:p>
          </table:table-cell>
          <table:table-cell office:value-type="float" office:value="9.116884">
            <text:p>9.116884</text:p>
          </table:table-cell>
          <table:table-cell office:value-type="float" office:value="-79.695296">
            <text:p>-79.69529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1H25M00S">
            <text:p>11:25</text:p>
          </table:table-cell>
          <table:table-cell office:value-type="float" office:value="94">
            <text:p>94</text:p>
          </table:table-cell>
          <table:table-cell office:value-type="float" office:value="9.116713">
            <text:p>9.116713</text:p>
          </table:table-cell>
          <table:table-cell office:value-type="float" office:value="-79.695385">
            <text:p>-79.69538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1H35M00S">
            <text:p>11:35</text:p>
          </table:table-cell>
          <table:table-cell office:value-type="float" office:value="95">
            <text:p>95</text:p>
          </table:table-cell>
          <table:table-cell office:value-type="float" office:value="9.116739">
            <text:p>9.116739</text:p>
          </table:table-cell>
          <table:table-cell office:value-type="float" office:value="-79.695362">
            <text:p>-79.69536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1H55M00S">
            <text:p>11:55</text:p>
          </table:table-cell>
          <table:table-cell office:value-type="float" office:value="96">
            <text:p>96</text:p>
          </table:table-cell>
          <table:table-cell office:value-type="float" office:value="9.116371">
            <text:p>9.116371</text:p>
          </table:table-cell>
          <table:table-cell office:value-type="float" office:value="-79.69505">
            <text:p>-79.695050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2H05M00S">
            <text:p>12:05</text:p>
          </table:table-cell>
          <table:table-cell office:value-type="float" office:value="97">
            <text:p>97</text:p>
          </table:table-cell>
          <table:table-cell office:value-type="float" office:value="9.1164">
            <text:p>9.116400</text:p>
          </table:table-cell>
          <table:table-cell office:value-type="float" office:value="-79.695048">
            <text:p>-79.695048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2H15M00S">
            <text:p>12:15</text:p>
          </table:table-cell>
          <table:table-cell office:value-type="float" office:value="98">
            <text:p>98</text:p>
          </table:table-cell>
          <table:table-cell office:value-type="float" office:value="9.116457">
            <text:p>9.116457</text:p>
          </table:table-cell>
          <table:table-cell office:value-type="float" office:value="-79.695034">
            <text:p>-79.695034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2H25M00S">
            <text:p>12:25</text:p>
          </table:table-cell>
          <table:table-cell office:value-type="float" office:value="99">
            <text:p>99</text:p>
          </table:table-cell>
          <table:table-cell office:value-type="float" office:value="9.116597">
            <text:p>9.116597</text:p>
          </table:table-cell>
          <table:table-cell office:value-type="float" office:value="-79.69488">
            <text:p>-79.69488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2H35M00S">
            <text:p>12:35</text:p>
          </table:table-cell>
          <table:table-cell office:value-type="float" office:value="100">
            <text:p>100</text:p>
          </table:table-cell>
          <table:table-cell office:value-type="float" office:value="9.116737">
            <text:p>9.116737</text:p>
          </table:table-cell>
          <table:table-cell office:value-type="float" office:value="-79.69489">
            <text:p>-79.69489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2H45M00S">
            <text:p>12:45</text:p>
          </table:table-cell>
          <table:table-cell office:value-type="float" office:value="101">
            <text:p>101</text:p>
          </table:table-cell>
          <table:table-cell office:value-type="float" office:value="9.116729">
            <text:p>9.116729</text:p>
          </table:table-cell>
          <table:table-cell office:value-type="float" office:value="-79.694813">
            <text:p>-79.69481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2H55M00S">
            <text:p>12:55</text:p>
          </table:table-cell>
          <table:table-cell office:value-type="float" office:value="102">
            <text:p>102</text:p>
          </table:table-cell>
          <table:table-cell office:value-type="float" office:value="9.116732">
            <text:p>9.116732</text:p>
          </table:table-cell>
          <table:table-cell office:value-type="float" office:value="-79.694909">
            <text:p>-79.69490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3H05M00S">
            <text:p>13:05</text:p>
          </table:table-cell>
          <table:table-cell office:value-type="float" office:value="103">
            <text:p>103</text:p>
          </table:table-cell>
          <table:table-cell office:value-type="float" office:value="9.116873">
            <text:p>9.116873</text:p>
          </table:table-cell>
          <table:table-cell office:value-type="float" office:value="-79.694805">
            <text:p>-79.6948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3H15M00S">
            <text:p>13:15</text:p>
          </table:table-cell>
          <table:table-cell office:value-type="float" office:value="104">
            <text:p>104</text:p>
          </table:table-cell>
          <table:table-cell office:value-type="float" office:value="9.116786">
            <text:p>9.116786</text:p>
          </table:table-cell>
          <table:table-cell office:value-type="float" office:value="-79.694843">
            <text:p>-79.69484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3H25M00S">
            <text:p>13:25</text:p>
          </table:table-cell>
          <table:table-cell office:value-type="float" office:value="105">
            <text:p>105</text:p>
          </table:table-cell>
          <table:table-cell office:value-type="float" office:value="9.116794">
            <text:p>9.116794</text:p>
          </table:table-cell>
          <table:table-cell office:value-type="float" office:value="-79.694883">
            <text:p>-79.69488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time" office:time-value="PT13H35M00S">
            <text:p>13:35</text:p>
          </table:table-cell>
          <table:table-cell office:value-type="float" office:value="106">
            <text:p>106</text:p>
          </table:table-cell>
          <table:table-cell office:value-type="float" office:value="9.116583">
            <text:p>9.116583</text:p>
          </table:table-cell>
          <table:table-cell office:value-type="float" office:value="-79.69515">
            <text:p>-79.69515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0H36M57S">
            <text:p>10:36</text:p>
          </table:table-cell>
          <table:table-cell office:value-type="float" office:value="120">
            <text:p>120</text:p>
          </table:table-cell>
          <table:table-cell office:value-type="float" office:value="9.11847">
            <text:p>9.118470</text:p>
          </table:table-cell>
          <table:table-cell office:value-type="float" office:value="-79.694908">
            <text:p>-79.69490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0H44M40S">
            <text:p>10:44</text:p>
          </table:table-cell>
          <table:table-cell office:value-type="float" office:value="121">
            <text:p>121</text:p>
          </table:table-cell>
          <table:table-cell office:value-type="float" office:value="9.118495">
            <text:p>9.118495</text:p>
          </table:table-cell>
          <table:table-cell office:value-type="float" office:value="-79.694826">
            <text:p>-79.69482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0H55M45S">
            <text:p>10:55</text:p>
          </table:table-cell>
          <table:table-cell office:value-type="float" office:value="122">
            <text:p>122</text:p>
          </table:table-cell>
          <table:table-cell office:value-type="float" office:value="9.11865">
            <text:p>9.118650</text:p>
          </table:table-cell>
          <table:table-cell office:value-type="float" office:value="-79.694975">
            <text:p>-79.69497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1H06M33S">
            <text:p>11:06</text:p>
          </table:table-cell>
          <table:table-cell office:value-type="float" office:value="123">
            <text:p>123</text:p>
          </table:table-cell>
          <table:table-cell office:value-type="float" office:value="9.118793">
            <text:p>9.118793</text:p>
          </table:table-cell>
          <table:table-cell office:value-type="float" office:value="-79.695034">
            <text:p>-79.69503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1H22M05S">
            <text:p>11:22</text:p>
          </table:table-cell>
          <table:table-cell office:value-type="float" office:value="124">
            <text:p>124</text:p>
          </table:table-cell>
          <table:table-cell office:value-type="float" office:value="9.118688">
            <text:p>9.118688</text:p>
          </table:table-cell>
          <table:table-cell office:value-type="float" office:value="-79.694737">
            <text:p>-79.69473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1H23M28S">
            <text:p>11:23</text:p>
          </table:table-cell>
          <table:table-cell office:value-type="float" office:value="125">
            <text:p>125</text:p>
          </table:table-cell>
          <table:table-cell office:value-type="float" office:value="9.118636">
            <text:p>9.118636</text:p>
          </table:table-cell>
          <table:table-cell office:value-type="float" office:value="-79.694663">
            <text:p>-79.69466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09H17M41S">
            <text:p>09:17</text:p>
          </table:table-cell>
          <table:table-cell office:value-type="float" office:value="126">
            <text:p>126</text:p>
          </table:table-cell>
          <table:table-cell office:value-type="float" office:value="9.119011">
            <text:p>9.119011</text:p>
          </table:table-cell>
          <table:table-cell office:value-type="float" office:value="-79.695213">
            <text:p>-79.69521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09H25M18S">
            <text:p>09:25</text:p>
          </table:table-cell>
          <table:table-cell office:value-type="float" office:value="127">
            <text:p>127</text:p>
          </table:table-cell>
          <table:table-cell office:value-type="float" office:value="9.118976">
            <text:p>9.118976</text:p>
          </table:table-cell>
          <table:table-cell office:value-type="float" office:value="-79.695166">
            <text:p>-79.69516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09H38M42S">
            <text:p>09:38</text:p>
          </table:table-cell>
          <table:table-cell office:value-type="float" office:value="128">
            <text:p>128</text:p>
          </table:table-cell>
          <table:table-cell office:value-type="float" office:value="9.119085">
            <text:p>9.119085</text:p>
          </table:table-cell>
          <table:table-cell office:value-type="float" office:value="-79.695138">
            <text:p>-79.69513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09H46M14S">
            <text:p>09:46</text:p>
          </table:table-cell>
          <table:table-cell office:value-type="float" office:value="129">
            <text:p>129</text:p>
          </table:table-cell>
          <table:table-cell office:value-type="float" office:value="9.118958">
            <text:p>9.118958</text:p>
          </table:table-cell>
          <table:table-cell office:value-type="float" office:value="-79.695203">
            <text:p>-79.6952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09H55M33S">
            <text:p>09:55</text:p>
          </table:table-cell>
          <table:table-cell office:value-type="float" office:value="130">
            <text:p>130</text:p>
          </table:table-cell>
          <table:table-cell office:value-type="float" office:value="9.118591">
            <text:p>9.118591</text:p>
          </table:table-cell>
          <table:table-cell office:value-type="float" office:value="-79.695222">
            <text:p>-79.69522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0H05M39S">
            <text:p>10:05</text:p>
          </table:table-cell>
          <table:table-cell office:value-type="float" office:value="131">
            <text:p>131</text:p>
          </table:table-cell>
          <table:table-cell office:value-type="float" office:value="9.118375">
            <text:p>9.118375</text:p>
          </table:table-cell>
          <table:table-cell office:value-type="float" office:value="-79.695206">
            <text:p>-79.6952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0H16M07S">
            <text:p>10:16</text:p>
          </table:table-cell>
          <table:table-cell office:value-type="float" office:value="132">
            <text:p>132</text:p>
          </table:table-cell>
          <table:table-cell office:value-type="float" office:value="9.1183">
            <text:p>9.118300</text:p>
          </table:table-cell>
          <table:table-cell office:value-type="float" office:value="-79.695237">
            <text:p>-79.69523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0H34M48S">
            <text:p>10:34</text:p>
          </table:table-cell>
          <table:table-cell office:value-type="float" office:value="133">
            <text:p>133</text:p>
          </table:table-cell>
          <table:table-cell office:value-type="float" office:value="9.118097">
            <text:p>9.118097</text:p>
          </table:table-cell>
          <table:table-cell office:value-type="float" office:value="-79.694989">
            <text:p>-79.69498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0H38M34S">
            <text:p>10:38</text:p>
          </table:table-cell>
          <table:table-cell office:value-type="float" office:value="134">
            <text:p>134</text:p>
          </table:table-cell>
          <table:table-cell office:value-type="float" office:value="9.117908">
            <text:p>9.117908</text:p>
          </table:table-cell>
          <table:table-cell office:value-type="float" office:value="-79.695092">
            <text:p>-79.69509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0H47M12S">
            <text:p>10:47</text:p>
          </table:table-cell>
          <table:table-cell office:value-type="float" office:value="135">
            <text:p>135</text:p>
          </table:table-cell>
          <table:table-cell office:value-type="float" office:value="9.117951">
            <text:p>9.117951</text:p>
          </table:table-cell>
          <table:table-cell office:value-type="float" office:value="-79.695187">
            <text:p>-79.69518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0H56M16S">
            <text:p>10:56</text:p>
          </table:table-cell>
          <table:table-cell office:value-type="float" office:value="136">
            <text:p>136</text:p>
          </table:table-cell>
          <table:table-cell office:value-type="float" office:value="9.117838">
            <text:p>9.117838</text:p>
          </table:table-cell>
          <table:table-cell office:value-type="float" office:value="-79.695283">
            <text:p>-79.69528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1H20M40S">
            <text:p>11:20</text:p>
          </table:table-cell>
          <table:table-cell office:value-type="float" office:value="137">
            <text:p>137</text:p>
          </table:table-cell>
          <table:table-cell office:value-type="float" office:value="9.117696">
            <text:p>9.117696</text:p>
          </table:table-cell>
          <table:table-cell office:value-type="float" office:value="-79.695163">
            <text:p>-79.69516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1H25M13S">
            <text:p>11:25</text:p>
          </table:table-cell>
          <table:table-cell office:value-type="float" office:value="138">
            <text:p>138</text:p>
          </table:table-cell>
          <table:table-cell office:value-type="float" office:value="9.117892">
            <text:p>9.117892</text:p>
          </table:table-cell>
          <table:table-cell office:value-type="float" office:value="-79.695">
            <text:p>-79.69500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2H15M35S">
            <text:p>12:15</text:p>
          </table:table-cell>
          <table:table-cell office:value-type="float" office:value="139">
            <text:p>139</text:p>
          </table:table-cell>
          <table:table-cell office:value-type="float" office:value="9.117954">
            <text:p>9.117954</text:p>
          </table:table-cell>
          <table:table-cell office:value-type="float" office:value="-79.694981">
            <text:p>-79.69498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2H27M28S">
            <text:p>12:27</text:p>
          </table:table-cell>
          <table:table-cell office:value-type="float" office:value="140">
            <text:p>140</text:p>
          </table:table-cell>
          <table:table-cell office:value-type="float" office:value="9.117676">
            <text:p>9.117676</text:p>
          </table:table-cell>
          <table:table-cell office:value-type="float" office:value="-79.694837">
            <text:p>-79.69483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2H37M32S">
            <text:p>12:37</text:p>
          </table:table-cell>
          <table:table-cell office:value-type="float" office:value="141">
            <text:p>141</text:p>
          </table:table-cell>
          <table:table-cell office:value-type="float" office:value="9.117615">
            <text:p>9.117615</text:p>
          </table:table-cell>
          <table:table-cell office:value-type="float" office:value="-79.694859">
            <text:p>-79.69485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2H45M14S">
            <text:p>12:45</text:p>
          </table:table-cell>
          <table:table-cell office:value-type="float" office:value="142">
            <text:p>142</text:p>
          </table:table-cell>
          <table:table-cell office:value-type="float" office:value="9.117295">
            <text:p>9.117295</text:p>
          </table:table-cell>
          <table:table-cell office:value-type="float" office:value="-79.694862">
            <text:p>-79.69486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2H55M36S">
            <text:p>12:55</text:p>
          </table:table-cell>
          <table:table-cell office:value-type="float" office:value="143">
            <text:p>143</text:p>
          </table:table-cell>
          <table:table-cell office:value-type="float" office:value="9.117357">
            <text:p>9.117357</text:p>
          </table:table-cell>
          <table:table-cell office:value-type="float" office:value="-79.694683">
            <text:p>-79.69468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3H05M25S">
            <text:p>13:05</text:p>
          </table:table-cell>
          <table:table-cell office:value-type="float" office:value="144">
            <text:p>144</text:p>
          </table:table-cell>
          <table:table-cell office:value-type="float" office:value="9.11747">
            <text:p>9.117470</text:p>
          </table:table-cell>
          <table:table-cell office:value-type="float" office:value="-79.694721">
            <text:p>-79.69472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3H16M22S">
            <text:p>13:16</text:p>
          </table:table-cell>
          <table:table-cell office:value-type="float" office:value="145">
            <text:p>145</text:p>
          </table:table-cell>
          <table:table-cell office:value-type="float" office:value="9.117386">
            <text:p>9.117386</text:p>
          </table:table-cell>
          <table:table-cell office:value-type="float" office:value="-79.694858">
            <text:p>-79.69485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3H25M24S">
            <text:p>13:25</text:p>
          </table:table-cell>
          <table:table-cell office:value-type="float" office:value="146">
            <text:p>146</text:p>
          </table:table-cell>
          <table:table-cell office:value-type="float" office:value="9.117349">
            <text:p>9.117349</text:p>
          </table:table-cell>
          <table:table-cell office:value-type="float" office:value="-79.694869">
            <text:p>-79.69486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3H35M20S">
            <text:p>13:35</text:p>
          </table:table-cell>
          <table:table-cell office:value-type="float" office:value="147">
            <text:p>147</text:p>
          </table:table-cell>
          <table:table-cell office:value-type="float" office:value="9.117351">
            <text:p>9.117351</text:p>
          </table:table-cell>
          <table:table-cell office:value-type="float" office:value="-79.69488">
            <text:p>-79.69488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3H45M38S">
            <text:p>13:45</text:p>
          </table:table-cell>
          <table:table-cell office:value-type="float" office:value="148">
            <text:p>148</text:p>
          </table:table-cell>
          <table:table-cell office:value-type="float" office:value="9.117329">
            <text:p>9.117329</text:p>
          </table:table-cell>
          <table:table-cell office:value-type="float" office:value="-79.6949">
            <text:p>-79.69490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3H59M43S">
            <text:p>13:59</text:p>
          </table:table-cell>
          <table:table-cell office:value-type="float" office:value="149">
            <text:p>149</text:p>
          </table:table-cell>
          <table:table-cell office:value-type="float" office:value="9.117525">
            <text:p>9.117525</text:p>
          </table:table-cell>
          <table:table-cell office:value-type="float" office:value="-79.695007">
            <text:p>-79.6950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4H06M21S">
            <text:p>14:06</text:p>
          </table:table-cell>
          <table:table-cell office:value-type="float" office:value="150">
            <text:p>150</text:p>
          </table:table-cell>
          <table:table-cell office:value-type="float" office:value="9.117533">
            <text:p>9.117533</text:p>
          </table:table-cell>
          <table:table-cell office:value-type="float" office:value="-79.695419">
            <text:p>-79.69541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4H18M33S">
            <text:p>14:18</text:p>
          </table:table-cell>
          <table:table-cell office:value-type="float" office:value="151">
            <text:p>151</text:p>
          </table:table-cell>
          <table:table-cell office:value-type="float" office:value="9.117345">
            <text:p>9.117345</text:p>
          </table:table-cell>
          <table:table-cell office:value-type="float" office:value="-79.695508">
            <text:p>-79.69550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14H46M28S">
            <text:p>14:46</text:p>
          </table:table-cell>
          <table:table-cell office:value-type="float" office:value="152">
            <text:p>152</text:p>
          </table:table-cell>
          <table:table-cell office:value-type="float" office:value="9.117253">
            <text:p>9.117253</text:p>
          </table:table-cell>
          <table:table-cell office:value-type="float" office:value="-79.695224">
            <text:p>-79.69522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0H19M53S">
            <text:p>10:19</text:p>
          </table:table-cell>
          <table:table-cell office:value-type="float" office:value="153">
            <text:p>153</text:p>
          </table:table-cell>
          <table:table-cell office:value-type="float" office:value="9.118735">
            <text:p>9.118735</text:p>
          </table:table-cell>
          <table:table-cell office:value-type="float" office:value="-79.695186">
            <text:p>-79.69518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0H30M43S">
            <text:p>10:30</text:p>
          </table:table-cell>
          <table:table-cell office:value-type="float" office:value="154">
            <text:p>154</text:p>
          </table:table-cell>
          <table:table-cell office:value-type="float" office:value="9.118751">
            <text:p>9.118751</text:p>
          </table:table-cell>
          <table:table-cell office:value-type="float" office:value="-79.695206">
            <text:p>-79.6952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0H39M30S">
            <text:p>10:39</text:p>
          </table:table-cell>
          <table:table-cell office:value-type="float" office:value="155">
            <text:p>155</text:p>
          </table:table-cell>
          <table:table-cell office:value-type="float" office:value="9.11864">
            <text:p>9.118640</text:p>
          </table:table-cell>
          <table:table-cell office:value-type="float" office:value="-79.695022">
            <text:p>-79.69502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0H51M53S">
            <text:p>10:51</text:p>
          </table:table-cell>
          <table:table-cell office:value-type="float" office:value="156">
            <text:p>156</text:p>
          </table:table-cell>
          <table:table-cell office:value-type="float" office:value="9.118758">
            <text:p>9.118758</text:p>
          </table:table-cell>
          <table:table-cell office:value-type="float" office:value="-79.695113">
            <text:p>-79.69511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1H04M10S">
            <text:p>11:04</text:p>
          </table:table-cell>
          <table:table-cell office:value-type="float" office:value="157">
            <text:p>157</text:p>
          </table:table-cell>
          <table:table-cell office:value-type="float" office:value="9.119146">
            <text:p>9.119146</text:p>
          </table:table-cell>
          <table:table-cell office:value-type="float" office:value="-79.694915">
            <text:p>-79.69491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1H10M21S">
            <text:p>11:10</text:p>
          </table:table-cell>
          <table:table-cell office:value-type="float" office:value="158">
            <text:p>158</text:p>
          </table:table-cell>
          <table:table-cell office:value-type="float" office:value="9.119092">
            <text:p>9.119092</text:p>
          </table:table-cell>
          <table:table-cell office:value-type="float" office:value="-79.694874">
            <text:p>-79.69487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2H24M07S">
            <text:p>12:24</text:p>
          </table:table-cell>
          <table:table-cell office:value-type="float" office:value="159">
            <text:p>159</text:p>
          </table:table-cell>
          <table:table-cell office:value-type="float" office:value="9.118441">
            <text:p>9.118441</text:p>
          </table:table-cell>
          <table:table-cell office:value-type="float" office:value="-79.694978">
            <text:p>-79.69497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2H35M49S">
            <text:p>12:35</text:p>
          </table:table-cell>
          <table:table-cell office:value-type="float" office:value="160">
            <text:p>160</text:p>
          </table:table-cell>
          <table:table-cell office:value-type="float" office:value="9.118235">
            <text:p>9.118235</text:p>
          </table:table-cell>
          <table:table-cell office:value-type="float" office:value="-79.694988">
            <text:p>-79.69498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2H43M04S">
            <text:p>12:43</text:p>
          </table:table-cell>
          <table:table-cell office:value-type="float" office:value="161">
            <text:p>161</text:p>
          </table:table-cell>
          <table:table-cell office:value-type="float" office:value="9.11827">
            <text:p>9.118270</text:p>
          </table:table-cell>
          <table:table-cell office:value-type="float" office:value="-79.694914">
            <text:p>-79.69491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2H52M10S">
            <text:p>12:52</text:p>
          </table:table-cell>
          <table:table-cell office:value-type="float" office:value="162">
            <text:p>162</text:p>
          </table:table-cell>
          <table:table-cell office:value-type="float" office:value="9.118193">
            <text:p>9.118193</text:p>
          </table:table-cell>
          <table:table-cell office:value-type="float" office:value="-79.694871">
            <text:p>-79.69487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3H02M45S">
            <text:p>13:02</text:p>
          </table:table-cell>
          <table:table-cell office:value-type="float" office:value="163">
            <text:p>163</text:p>
          </table:table-cell>
          <table:table-cell office:value-type="float" office:value="9.11795">
            <text:p>9.117950</text:p>
          </table:table-cell>
          <table:table-cell office:value-type="float" office:value="-79.694771">
            <text:p>-79.69477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3H42M32S">
            <text:p>13:42</text:p>
          </table:table-cell>
          <table:table-cell office:value-type="float" office:value="164">
            <text:p>164</text:p>
          </table:table-cell>
          <table:table-cell office:value-type="float" office:value="9.117333">
            <text:p>9.117333</text:p>
          </table:table-cell>
          <table:table-cell office:value-type="float" office:value="-79.694908">
            <text:p>-79.69490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3H54M03S">
            <text:p>13:54</text:p>
          </table:table-cell>
          <table:table-cell office:value-type="float" office:value="165">
            <text:p>165</text:p>
          </table:table-cell>
          <table:table-cell office:value-type="float" office:value="9.117179">
            <text:p>9.117179</text:p>
          </table:table-cell>
          <table:table-cell office:value-type="float" office:value="-79.69478">
            <text:p>-79.69478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4H06M32S">
            <text:p>14:06</text:p>
          </table:table-cell>
          <table:table-cell office:value-type="float" office:value="166">
            <text:p>166</text:p>
          </table:table-cell>
          <table:table-cell office:value-type="float" office:value="9.117284">
            <text:p>9.117284</text:p>
          </table:table-cell>
          <table:table-cell office:value-type="float" office:value="-79.694925">
            <text:p>-79.69492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4H12M55S">
            <text:p>14:12</text:p>
          </table:table-cell>
          <table:table-cell office:value-type="float" office:value="167">
            <text:p>167</text:p>
          </table:table-cell>
          <table:table-cell office:value-type="float" office:value="9.117403">
            <text:p>9.117403</text:p>
          </table:table-cell>
          <table:table-cell office:value-type="float" office:value="-79.69481">
            <text:p>-79.69481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4H23M04S">
            <text:p>14:23</text:p>
          </table:table-cell>
          <table:table-cell office:value-type="float" office:value="168">
            <text:p>168</text:p>
          </table:table-cell>
          <table:table-cell office:value-type="float" office:value="9.117588">
            <text:p>9.117588</text:p>
          </table:table-cell>
          <table:table-cell office:value-type="float" office:value="-79.694816">
            <text:p>-79.69481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4H33M00S">
            <text:p>14:33</text:p>
          </table:table-cell>
          <table:table-cell office:value-type="float" office:value="169">
            <text:p>169</text:p>
          </table:table-cell>
          <table:table-cell office:value-type="float" office:value="9.117472">
            <text:p>9.117472</text:p>
          </table:table-cell>
          <table:table-cell office:value-type="float" office:value="-79.694706">
            <text:p>-79.6947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4H42M48S">
            <text:p>14:42</text:p>
          </table:table-cell>
          <table:table-cell office:value-type="float" office:value="170">
            <text:p>170</text:p>
          </table:table-cell>
          <table:table-cell office:value-type="float" office:value="9.117622">
            <text:p>9.117622</text:p>
          </table:table-cell>
          <table:table-cell office:value-type="float" office:value="-79.694507">
            <text:p>-79.694507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Roa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4H59M40S">
            <text:p>14:59</text:p>
          </table:table-cell>
          <table:table-cell office:value-type="float" office:value="171">
            <text:p>171</text:p>
          </table:table-cell>
          <table:table-cell office:value-type="float" office:value="9.11763">
            <text:p>9.117630</text:p>
          </table:table-cell>
          <table:table-cell office:value-type="float" office:value="-79.694327">
            <text:p>-79.694327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Road</text:p>
          </table:table-cell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5H01M45S">
            <text:p>15:01</text:p>
          </table:table-cell>
          <table:table-cell office:value-type="float" office:value="172">
            <text:p>172</text:p>
          </table:table-cell>
          <table:table-cell office:value-type="float" office:value="9.11759">
            <text:p>9.117590</text:p>
          </table:table-cell>
          <table:table-cell office:value-type="float" office:value="-79.694025">
            <text:p>-79.694025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08H19M04S">
            <text:p>08:19</text:p>
          </table:table-cell>
          <table:table-cell office:value-type="float" office:value="198">
            <text:p>198</text:p>
          </table:table-cell>
          <table:table-cell office:value-type="float" office:value="9.117962">
            <text:p>9.117962</text:p>
          </table:table-cell>
          <table:table-cell office:value-type="float" office:value="-79.695762">
            <text:p>-79.695762</text:p>
          </table:table-cell>
          <table:table-cell office:value-type="string">
            <text:p>Forest Edge</text:p>
          </table:table-cell>
          <table:table-cell office:value-type="string">
            <text:p>Backyard???</text:p>
          </table:table-cell>
          <table:table-cell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08H26M59S">
            <text:p>08:26</text:p>
          </table:table-cell>
          <table:table-cell office:value-type="float" office:value="199">
            <text:p>199</text:p>
          </table:table-cell>
          <table:table-cell office:value-type="float" office:value="9.117683">
            <text:p>9.117683</text:p>
          </table:table-cell>
          <table:table-cell office:value-type="float" office:value="-79.695952">
            <text:p>-79.695952</text:p>
          </table:table-cell>
          <table:table-cell office:value-type="string">
            <text:p>Forest Edge</text:p>
          </table:table-cell>
          <table:table-cell office:value-type="string">
            <text:p>Backyard???</text:p>
          </table:table-cell>
          <table:table-cell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08H45M24S">
            <text:p>08:45</text:p>
          </table:table-cell>
          <table:table-cell office:value-type="float" office:value="200">
            <text:p>200</text:p>
          </table:table-cell>
          <table:table-cell office:value-type="float" office:value="9.117977">
            <text:p>9.117977</text:p>
          </table:table-cell>
          <table:table-cell office:value-type="float" office:value="-79.695297">
            <text:p>-79.695297</text:p>
          </table:table-cell>
          <table:table-cell table:number-columns-repeated="7"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08H47M36S">
            <text:p>08:47</text:p>
          </table:table-cell>
          <table:table-cell office:value-type="float" office:value="201">
            <text:p>201</text:p>
          </table:table-cell>
          <table:table-cell office:value-type="float" office:value="9.11806">
            <text:p>9.118060</text:p>
          </table:table-cell>
          <table:table-cell office:value-type="float" office:value="-79.695148">
            <text:p>-79.69514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08H56M08S">
            <text:p>08:56</text:p>
          </table:table-cell>
          <table:table-cell office:value-type="float" office:value="202">
            <text:p>202</text:p>
          </table:table-cell>
          <table:table-cell office:value-type="float" office:value="9.117859">
            <text:p>9.117859</text:p>
          </table:table-cell>
          <table:table-cell office:value-type="float" office:value="-79.694957">
            <text:p>-79.69495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09H06M31S">
            <text:p>09:06</text:p>
          </table:table-cell>
          <table:table-cell office:value-type="float" office:value="203">
            <text:p>203</text:p>
          </table:table-cell>
          <table:table-cell office:value-type="float" office:value="9.117886">
            <text:p>9.117886</text:p>
          </table:table-cell>
          <table:table-cell office:value-type="float" office:value="-79.694915">
            <text:p>-79.69491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09H35M24S">
            <text:p>09:35</text:p>
          </table:table-cell>
          <table:table-cell office:value-type="float" office:value="204">
            <text:p>204</text:p>
          </table:table-cell>
          <table:table-cell office:value-type="float" office:value="9.117377">
            <text:p>9.117377</text:p>
          </table:table-cell>
          <table:table-cell office:value-type="float" office:value="-79.69511">
            <text:p>-79.69511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09H45M11S">
            <text:p>09:45</text:p>
          </table:table-cell>
          <table:table-cell office:value-type="float" office:value="205">
            <text:p>205</text:p>
          </table:table-cell>
          <table:table-cell office:value-type="float" office:value="9.117382">
            <text:p>9.117382</text:p>
          </table:table-cell>
          <table:table-cell office:value-type="float" office:value="-79.695215">
            <text:p>-79.695215</text:p>
          </table:table-cell>
          <table:table-cell office:value-type="string">
            <text:p>Forest</text:p>
          </table:table-cell>
          <table:table-cell table:number-columns-repeated="6"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0H56M19S">
            <text:p>10:56</text:p>
          </table:table-cell>
          <table:table-cell office:value-type="float" office:value="206">
            <text:p>206</text:p>
          </table:table-cell>
          <table:table-cell office:value-type="float" office:value="9.116842">
            <text:p>9.116842</text:p>
          </table:table-cell>
          <table:table-cell office:value-type="float" office:value="-79.695389">
            <text:p>-79.69538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1H06M30S">
            <text:p>11:06</text:p>
          </table:table-cell>
          <table:table-cell office:value-type="float" office:value="207">
            <text:p>207</text:p>
          </table:table-cell>
          <table:table-cell office:value-type="float" office:value="9.116739">
            <text:p>9.116739</text:p>
          </table:table-cell>
          <table:table-cell office:value-type="float" office:value="-79.695497">
            <text:p>-79.69549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1H17M45S">
            <text:p>11:17</text:p>
          </table:table-cell>
          <table:table-cell office:value-type="float" office:value="208">
            <text:p>208</text:p>
          </table:table-cell>
          <table:table-cell office:value-type="float" office:value="9.116664">
            <text:p>9.116664</text:p>
          </table:table-cell>
          <table:table-cell office:value-type="float" office:value="-79.695377">
            <text:p>-79.69537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1H24M54S">
            <text:p>11:24</text:p>
          </table:table-cell>
          <table:table-cell office:value-type="float" office:value="209">
            <text:p>209</text:p>
          </table:table-cell>
          <table:table-cell office:value-type="float" office:value="9.116672">
            <text:p>9.116672</text:p>
          </table:table-cell>
          <table:table-cell office:value-type="float" office:value="-79.695286">
            <text:p>-79.69528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1H38M17S">
            <text:p>11:38</text:p>
          </table:table-cell>
          <table:table-cell office:value-type="float" office:value="210">
            <text:p>210</text:p>
          </table:table-cell>
          <table:table-cell office:value-type="float" office:value="9.11636">
            <text:p>9.116360</text:p>
          </table:table-cell>
          <table:table-cell office:value-type="float" office:value="-79.695238">
            <text:p>-79.69523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1H47M39S">
            <text:p>11:47</text:p>
          </table:table-cell>
          <table:table-cell office:value-type="float" office:value="211">
            <text:p>211</text:p>
          </table:table-cell>
          <table:table-cell office:value-type="float" office:value="9.116354">
            <text:p>9.116354</text:p>
          </table:table-cell>
          <table:table-cell office:value-type="float" office:value="-79.695196">
            <text:p>-79.69519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1H56M25S">
            <text:p>11:56</text:p>
          </table:table-cell>
          <table:table-cell office:value-type="float" office:value="212">
            <text:p>212</text:p>
          </table:table-cell>
          <table:table-cell office:value-type="float" office:value="9.116312">
            <text:p>9.116312</text:p>
          </table:table-cell>
          <table:table-cell office:value-type="float" office:value="-79.695091">
            <text:p>-79.69509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2H07M37S">
            <text:p>12:07</text:p>
          </table:table-cell>
          <table:table-cell office:value-type="float" office:value="213">
            <text:p>213</text:p>
          </table:table-cell>
          <table:table-cell office:value-type="float" office:value="9.116283">
            <text:p>9.116283</text:p>
          </table:table-cell>
          <table:table-cell office:value-type="float" office:value="-79.694926">
            <text:p>-79.69492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2H18M59S">
            <text:p>12:18</text:p>
          </table:table-cell>
          <table:table-cell office:value-type="float" office:value="214">
            <text:p>214</text:p>
          </table:table-cell>
          <table:table-cell office:value-type="float" office:value="9.116362">
            <text:p>9.116362</text:p>
          </table:table-cell>
          <table:table-cell office:value-type="float" office:value="-79.695062">
            <text:p>-79.69506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2H28M08S">
            <text:p>12:28</text:p>
          </table:table-cell>
          <table:table-cell office:value-type="float" office:value="215">
            <text:p>215</text:p>
          </table:table-cell>
          <table:table-cell office:value-type="float" office:value="9.11653">
            <text:p>9.116530</text:p>
          </table:table-cell>
          <table:table-cell office:value-type="float" office:value="-79.695013">
            <text:p>-79.69501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2H37M02S">
            <text:p>12:37</text:p>
          </table:table-cell>
          <table:table-cell office:value-type="float" office:value="216">
            <text:p>216</text:p>
          </table:table-cell>
          <table:table-cell office:value-type="float" office:value="9.116457">
            <text:p>9.116457</text:p>
          </table:table-cell>
          <table:table-cell office:value-type="float" office:value="-79.694999">
            <text:p>-79.69499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2H47M06S">
            <text:p>12:47</text:p>
          </table:table-cell>
          <table:table-cell office:value-type="float" office:value="217">
            <text:p>217</text:p>
          </table:table-cell>
          <table:table-cell office:value-type="float" office:value="9.116525">
            <text:p>9.116525</text:p>
          </table:table-cell>
          <table:table-cell office:value-type="float" office:value="-79.694946">
            <text:p>-79.69494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2H55M52S">
            <text:p>12:55</text:p>
          </table:table-cell>
          <table:table-cell office:value-type="float" office:value="218">
            <text:p>218</text:p>
          </table:table-cell>
          <table:table-cell office:value-type="float" office:value="9.116746">
            <text:p>9.116746</text:p>
          </table:table-cell>
          <table:table-cell office:value-type="float" office:value="-79.694819">
            <text:p>-79.69481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3H08M24S">
            <text:p>13:08</text:p>
          </table:table-cell>
          <table:table-cell office:value-type="float" office:value="219">
            <text:p>219</text:p>
          </table:table-cell>
          <table:table-cell office:value-type="float" office:value="9.116877">
            <text:p>9.116877</text:p>
          </table:table-cell>
          <table:table-cell office:value-type="float" office:value="-79.694843">
            <text:p>-79.69484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3H15M32S">
            <text:p>13:15</text:p>
          </table:table-cell>
          <table:table-cell office:value-type="float" office:value="220">
            <text:p>220</text:p>
          </table:table-cell>
          <table:table-cell office:value-type="float" office:value="9.1169">
            <text:p>9.116900</text:p>
          </table:table-cell>
          <table:table-cell office:value-type="float" office:value="-79.694939">
            <text:p>-79.69493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3H25M32S">
            <text:p>13:25</text:p>
          </table:table-cell>
          <table:table-cell office:value-type="float" office:value="221">
            <text:p>221</text:p>
          </table:table-cell>
          <table:table-cell office:value-type="float" office:value="9.117146">
            <text:p>9.117146</text:p>
          </table:table-cell>
          <table:table-cell office:value-type="float" office:value="-79.694999">
            <text:p>-79.69499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3H35M44S">
            <text:p>13:35</text:p>
          </table:table-cell>
          <table:table-cell office:value-type="float" office:value="222">
            <text:p>222</text:p>
          </table:table-cell>
          <table:table-cell office:value-type="float" office:value="9.117224">
            <text:p>9.117224</text:p>
          </table:table-cell>
          <table:table-cell office:value-type="float" office:value="-79.694989">
            <text:p>-79.69498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3H44M59S">
            <text:p>13:44</text:p>
          </table:table-cell>
          <table:table-cell office:value-type="float" office:value="223">
            <text:p>223</text:p>
          </table:table-cell>
          <table:table-cell office:value-type="float" office:value="9.117647">
            <text:p>9.117647</text:p>
          </table:table-cell>
          <table:table-cell office:value-type="float" office:value="-79.695073">
            <text:p>-79.69507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09H43M35S">
            <text:p>09:43</text:p>
          </table:table-cell>
          <table:table-cell office:value-type="float" office:value="224">
            <text:p>224</text:p>
          </table:table-cell>
          <table:table-cell office:value-type="float" office:value="9.119608">
            <text:p>9.119608</text:p>
          </table:table-cell>
          <table:table-cell office:value-type="float" office:value="-79.695066">
            <text:p>-79.69506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09H52M19S">
            <text:p>09:52</text:p>
          </table:table-cell>
          <table:table-cell office:value-type="float" office:value="225">
            <text:p>225</text:p>
          </table:table-cell>
          <table:table-cell office:value-type="float" office:value="9.119623">
            <text:p>9.119623</text:p>
          </table:table-cell>
          <table:table-cell office:value-type="float" office:value="-79.695323">
            <text:p>-79.69532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0H02M25S">
            <text:p>10:02</text:p>
          </table:table-cell>
          <table:table-cell office:value-type="float" office:value="226">
            <text:p>226</text:p>
          </table:table-cell>
          <table:table-cell office:value-type="float" office:value="9.119627">
            <text:p>9.119627</text:p>
          </table:table-cell>
          <table:table-cell office:value-type="float" office:value="-79.695436">
            <text:p>-79.69543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0H12M45S">
            <text:p>10:12</text:p>
          </table:table-cell>
          <table:table-cell office:value-type="float" office:value="227">
            <text:p>227</text:p>
          </table:table-cell>
          <table:table-cell office:value-type="float" office:value="9.119929">
            <text:p>9.119929</text:p>
          </table:table-cell>
          <table:table-cell office:value-type="float" office:value="-79.695389">
            <text:p>-79.69538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0H23M58S">
            <text:p>10:23</text:p>
          </table:table-cell>
          <table:table-cell office:value-type="float" office:value="228">
            <text:p>228</text:p>
          </table:table-cell>
          <table:table-cell office:value-type="float" office:value="9.120219">
            <text:p>9.120219</text:p>
          </table:table-cell>
          <table:table-cell office:value-type="float" office:value="-79.69517">
            <text:p>-79.695170</text:p>
          </table:table-cell>
          <table:table-cell office:value-type="string">
            <text:p>Forest Edge</text:p>
          </table:table-cell>
          <table:table-cell office:value-type="string">
            <text:p>Backyard??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0H33M21S">
            <text:p>10:33</text:p>
          </table:table-cell>
          <table:table-cell office:value-type="float" office:value="229">
            <text:p>229</text:p>
          </table:table-cell>
          <table:table-cell office:value-type="float" office:value="9.120278">
            <text:p>9.120278</text:p>
          </table:table-cell>
          <table:table-cell office:value-type="float" office:value="-79.69521">
            <text:p>-79.695210</text:p>
          </table:table-cell>
          <table:table-cell office:value-type="string">
            <text:p>Forest Edge</text:p>
          </table:table-cell>
          <table:table-cell office:value-type="string">
            <text:p>Backyard??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0H53M55S">
            <text:p>10:53</text:p>
          </table:table-cell>
          <table:table-cell office:value-type="float" office:value="230">
            <text:p>230</text:p>
          </table:table-cell>
          <table:table-cell office:value-type="float" office:value="9.120218">
            <text:p>9.120218</text:p>
          </table:table-cell>
          <table:table-cell office:value-type="float" office:value="-79.69554">
            <text:p>-79.695540</text:p>
          </table:table-cell>
          <table:table-cell office:value-type="string">
            <text:p>Forest Edge</text:p>
          </table:table-cell>
          <table:table-cell office:value-type="string">
            <text:p>Backyard??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1H02M46S">
            <text:p>11:02</text:p>
          </table:table-cell>
          <table:table-cell office:value-type="float" office:value="231">
            <text:p>231</text:p>
          </table:table-cell>
          <table:table-cell office:value-type="float" office:value="9.119677">
            <text:p>9.119677</text:p>
          </table:table-cell>
          <table:table-cell office:value-type="float" office:value="-79.695245">
            <text:p>-79.69524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1H12M30S">
            <text:p>11:12</text:p>
          </table:table-cell>
          <table:table-cell office:value-type="float" office:value="232">
            <text:p>232</text:p>
          </table:table-cell>
          <table:table-cell office:value-type="float" office:value="9.119652">
            <text:p>9.119652</text:p>
          </table:table-cell>
          <table:table-cell office:value-type="float" office:value="-79.695158">
            <text:p>-79.69515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1H24M29S">
            <text:p>11:24</text:p>
          </table:table-cell>
          <table:table-cell office:value-type="float" office:value="233">
            <text:p>233</text:p>
          </table:table-cell>
          <table:table-cell office:value-type="float" office:value="9.119459">
            <text:p>9.119459</text:p>
          </table:table-cell>
          <table:table-cell office:value-type="float" office:value="-79.695162">
            <text:p>-79.69516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1H54M13S">
            <text:p>11:54</text:p>
          </table:table-cell>
          <table:table-cell office:value-type="float" office:value="234">
            <text:p>234</text:p>
          </table:table-cell>
          <table:table-cell office:value-type="float" office:value="9.119203">
            <text:p>9.119203</text:p>
          </table:table-cell>
          <table:table-cell office:value-type="float" office:value="-79.695084">
            <text:p>-79.69508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2H02M11S">
            <text:p>12:02</text:p>
          </table:table-cell>
          <table:table-cell office:value-type="float" office:value="235">
            <text:p>235</text:p>
          </table:table-cell>
          <table:table-cell office:value-type="float" office:value="9.118817">
            <text:p>9.118817</text:p>
          </table:table-cell>
          <table:table-cell office:value-type="float" office:value="-79.695179">
            <text:p>-79.69517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2H13M50S">
            <text:p>12:13</text:p>
          </table:table-cell>
          <table:table-cell office:value-type="float" office:value="236">
            <text:p>236</text:p>
          </table:table-cell>
          <table:table-cell office:value-type="float" office:value="9.118741">
            <text:p>9.118741</text:p>
          </table:table-cell>
          <table:table-cell office:value-type="float" office:value="-79.695291">
            <text:p>-79.69529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2H23M09S">
            <text:p>12:23</text:p>
          </table:table-cell>
          <table:table-cell office:value-type="float" office:value="237">
            <text:p>237</text:p>
          </table:table-cell>
          <table:table-cell office:value-type="float" office:value="9.118858">
            <text:p>9.118858</text:p>
          </table:table-cell>
          <table:table-cell office:value-type="float" office:value="-79.69506">
            <text:p>-79.69506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2H33M35S">
            <text:p>12:33</text:p>
          </table:table-cell>
          <table:table-cell office:value-type="float" office:value="238">
            <text:p>238</text:p>
          </table:table-cell>
          <table:table-cell office:value-type="float" office:value="9.11854">
            <text:p>9.118540</text:p>
          </table:table-cell>
          <table:table-cell office:value-type="float" office:value="-79.694929">
            <text:p>-79.69492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2H43M33S">
            <text:p>12:43</text:p>
          </table:table-cell>
          <table:table-cell office:value-type="float" office:value="239">
            <text:p>239</text:p>
          </table:table-cell>
          <table:table-cell office:value-type="float" office:value="9.118534">
            <text:p>9.118534</text:p>
          </table:table-cell>
          <table:table-cell office:value-type="float" office:value="-79.694758">
            <text:p>-79.694758</text:p>
          </table:table-cell>
          <table:table-cell office:value-type="string">
            <text:p>Forest Edge</text:p>
          </table:table-cell>
          <table:table-cell office:value-type="string">
            <text:p>Backyard???</text:p>
          </table:table-cell>
          <table:table-cell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5H06M35S">
            <text:p>15:06</text:p>
          </table:table-cell>
          <table:table-cell office:value-type="float" office:value="240">
            <text:p>240</text:p>
          </table:table-cell>
          <table:table-cell office:value-type="float" office:value="9.116038">
            <text:p>9.116038</text:p>
          </table:table-cell>
          <table:table-cell office:value-type="float" office:value="-79.695203">
            <text:p>-79.695203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5H13M34S">
            <text:p>15:13</text:p>
          </table:table-cell>
          <table:table-cell office:value-type="float" office:value="241">
            <text:p>241</text:p>
          </table:table-cell>
          <table:table-cell office:value-type="float" office:value="9.116306">
            <text:p>9.116306</text:p>
          </table:table-cell>
          <table:table-cell office:value-type="float" office:value="-79.695235">
            <text:p>-79.695235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5H23M25S">
            <text:p>15:23</text:p>
          </table:table-cell>
          <table:table-cell office:value-type="float" office:value="242">
            <text:p>242</text:p>
          </table:table-cell>
          <table:table-cell office:value-type="float" office:value="9.116238">
            <text:p>9.116238</text:p>
          </table:table-cell>
          <table:table-cell office:value-type="float" office:value="-79.695233">
            <text:p>-79.695233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5H42M13S">
            <text:p>15:42</text:p>
          </table:table-cell>
          <table:table-cell office:value-type="float" office:value="243">
            <text:p>243</text:p>
          </table:table-cell>
          <table:table-cell office:value-type="float" office:value="9.116271">
            <text:p>9.116271</text:p>
          </table:table-cell>
          <table:table-cell office:value-type="float" office:value="-79.694785">
            <text:p>-79.694785</text:p>
          </table:table-cell>
          <table:table-cell office:value-type="string">
            <text:p>Forest Edge</text:p>
          </table:table-cell>
          <table:table-cell office:value-type="string">
            <text:p>??</text:p>
          </table:table-cell>
          <table:table-cell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time" office:time-value="PT15H53M16S">
            <text:p>15:53</text:p>
          </table:table-cell>
          <table:table-cell office:value-type="float" office:value="244">
            <text:p>244</text:p>
          </table:table-cell>
          <table:table-cell office:value-type="float" office:value="9.116067">
            <text:p>9.116067</text:p>
          </table:table-cell>
          <table:table-cell office:value-type="float" office:value="-79.694551">
            <text:p>-79.694551</text:p>
          </table:table-cell>
          <table:table-cell office:value-type="string">
            <text:p>Forest Edge</text:p>
          </table:table-cell>
          <table:table-cell office:value-type="string">
            <text:p>??</text:p>
          </table:table-cell>
          <table:table-cell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7">01/07/2009</text:date>, <text:time>21:5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Samuel Diaz Munoz</meta:initial-creator>
    <meta:creation-date>2008-04-27T15:10:21</meta:creation-date>
    <dc:creator>Samuel Diaz Munoz</dc:creator>
    <dc:date>2009-01-07T21:54:40</dc:date>
    <dc:language>en-US</dc:language>
    <meta:editing-cycles>71</meta:editing-cycles>
    <meta:editing-duration>PT5H29M48S</meta:editing-duration>
    <meta:user-defined meta:name="Info 1"/>
    <meta:user-defined meta:name="Info 2"/>
    <meta:user-defined meta:name="Info 3"/>
    <meta:user-defined meta:name="Info 4"/>
    <meta:document-statistic meta:table-count="3" meta:cell-count="1703"/>
  </office:meta>
</office:document-meta>
</file>